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Menlo" fo:font-size="12pt" style:text-underline-style="solid" style:text-underline-width="auto" style:text-underline-color="font-color" fo:font-weight="normal" style:font-name-asian="Menlo" style:font-size-asian="12pt" style:font-weight-asian="normal" style:font-name-complex="Menlo" style:font-size-complex="12pt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enlo" fo:font-size="12pt" style:text-underline-style="solid" style:text-underline-width="auto" style:text-underline-color="font-color" style:font-name-asian="Menlo" style:font-size-asian="12pt" style:font-name-complex="Menlo" style:font-size-complex="12pt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000000"/>
    </style:style>
    <style:style style:name="T2" style:family="text">
      <style:text-properties fo:color="#000000" style:font-name="Menlo" fo:font-size="12pt" style:text-underline-style="solid" style:text-underline-width="auto" style:text-underline-color="font-color" style:font-name-asian="Menlo" style:font-size-asian="12pt" style:font-name-complex="Menlo" style:font-size-complex="12pt"/>
    </style:style>
    <style:style style:name="T3" style:family="text">
      <style:text-properties fo:color="#2a00ff"/>
    </style:style>
    <style:style style:name="T4" style:family="text">
      <style:text-properties fo:color="#2a00ff" style:font-name="Menlo" fo:font-size="12pt" style:text-underline-style="solid" style:text-underline-width="auto" style:text-underline-color="font-color" style:font-name-asian="Menlo" style:font-size-asian="12pt" style:font-name-complex="Menlo" style:font-size-complex="12pt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>“SELECT s.show_ID from Users u</text:span></text:p>
      <text:p text:style-name="P2">JOIN ShowVenues sv on sv.bar_ID=u.user_ID</text:p>
      <text:p text:style-name="P2">JOIN Shows s on s.show_ID=sv.show_ID</text:p>
      <text:p text:style-name="P2">WHERE u.user_ID=12;”</text:p>
      <text:p text:style-name="P2"/>
      <text:p text:style-name="Standard"><text:span text:style-name="T5">“SELECT s.show_ID from Users u</text:span></text:p>
      <text:p text:style-name="P2">JOIN ShowVenues sv on sv.bar_ID=u.user_ID</text:p>
      <text:p text:style-name="P2">JOIN Shows s on s.show_ID=sv.show_ID</text:p>
      <text:p text:style-name="P2">WHERE u.user_ID=12;”</text:p>
      <text:p text:style-name="P2"/>
      <text:p text:style-name="P1"><text:span text:style-name="T3">"SELECT s.show_ID from Users u "</text:span><text:span text:style-name="T1"> +</text:span></text:p>
      <text:p text:style-name="P3"><text:span text:style-name="T1"><text:tab/><text:tab/><text:tab/><text:tab/></text:span><text:span text:style-name="T3">"JOIN ShowVenues sv on sv.bar_ID=u.user_ID "</text:span><text:span text:style-name="T1"> +</text:span></text:p>
      <text:p text:style-name="P3"><text:span text:style-name="T1"><text:tab/><text:tab/><text:tab/><text:tab/></text:span><text:span text:style-name="T3">"JOIN Shows s on s.show_ID=sv.show_ID "</text:span><text:span text:style-name="T1"> +</text:span></text:p>
      <text:p text:style-name="P4"><text:span text:style-name="T2"><text:tab/><text:tab/><text:tab/><text:tab/></text:span><text:span text:style-name="T4">"WHERE u.user_ID=12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k White</meta:initial-creator>
    <meta:creation-date>2019-11-29T19:36:48</meta:creation-date>
    <dc:date>2019-11-29T19:56:57</dc:date>
    <dc:creator>Nick White</dc:creator>
    <meta:editing-duration>PT20M10S</meta:editing-duration>
    <meta:editing-cycles>2</meta:editing-cycles>
    <meta:generator>OpenOffice/4.1.2$Unix OpenOffice.org_project/412m3$Build-9782</meta:generator>
    <meta:document-statistic meta:table-count="0" meta:image-count="0" meta:object-count="0" meta:page-count="1" meta:paragraph-count="12" meta:word-count="59" meta:character-count="407"/>
  </office:meta>
</office:document-meta>
</file>